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otlinSerializationBinaryHttpMessageConverter.writeInternal( Object object , KSerializer &lt; Object &gt; serializer , T format , HttpOutputMessage outpu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KotlinSerializationBinaryHttpMessageConverter.KotlinSerializationBinaryHttpMessageConverter( T format , MediaType ... supportedMedia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otlinSerializationBinaryHttpMessageConverter.readInternal( KSerializer &lt; Object &gt; serializer , T format , HttpInputMessage inpu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